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Roboto Mono1" svg:font-family="'Roboto Mono', 'Courier New'"/>
    <style:font-face style:name="Roboto Mono" svg:font-family="'Roboto Mono', 'Courier New', Courier, monospace"/>
    <style:font-face style:name="Courier New" svg:font-family="'Courier New'" style:font-family-generic="modern" style:font-pitch="fixed"/>
    <style:font-face style:name="Calibri1" svg:font-family="Calibri" style:font-pitch="variable"/>
    <style:font-face style:name="DejaVu Sans1" svg:font-family="'DejaVu Sans'" style:font-pitch="variable"/>
    <style:font-face style:name="Roboto Mono2" svg:font-family="'Roboto Mono', 'Courier New'" style:font-pitch="variable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1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Calibri2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1" fo:background-color="#ffffff" style:font-name-asian="Times New Roman" style:language-asian="pt" style:country-asian="BR" style:font-name-complex="Courier New2"/>
    </style:style>
    <style:style style:name="P2" style:family="paragraph" style:parent-style-name="Standard">
      <style:paragraph-properties fo:margin-top="0cm" fo:margin-bottom="0cm" loext:contextual-spacing="true" fo:line-height="100%"/>
    </style:style>
    <style:style style:name="P3" style:family="paragraph" style:parent-style-name="Standard">
      <style:paragraph-properties fo:margin-top="0cm" fo:margin-bottom="0cm" loext:contextual-spacing="true" fo:line-height="100%" fo:orphans="2" fo:widows="2"/>
      <style:text-properties fo:font-variant="normal" fo:text-transform="none" fo:color="#000000" style:text-line-through-style="none" style:text-line-through-type="none" style:font-name="Courier New" fo:letter-spacing="normal" fo:font-style="normal" style:text-underline-style="none" fo:font-weight="bold" officeooo:paragraph-rsid="0023b11b" style:text-blinking="false" fo:background-color="#ffffff" style:font-style-asian="normal" style:font-weight-asian="bold"/>
    </style:style>
    <style:style style:name="P4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424242" style:font-name="Roboto Mono" fo:font-size="10.5pt" fo:letter-spacing="normal" fo:font-style="normal" fo:font-weight="normal"/>
    </style:style>
    <style:style style:name="P5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style:font-name="Roboto Mono" fo:font-size="10.5pt" fo:letter-spacing="normal" fo:font-style="normal" fo:font-weight="normal"/>
    </style:style>
    <style:style style:name="P6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style:font-name="Roboto Mono" fo:font-size="10.5pt" fo:letter-spacing="normal" fo:font-style="normal" fo:font-weight="normal" officeooo:paragraph-rsid="00431951"/>
    </style:style>
    <style:style style:name="P7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style:font-name="Roboto Mono" fo:font-size="10.5pt" fo:letter-spacing="normal" fo:font-style="normal" fo:font-weight="bold"/>
    </style:style>
    <style:style style:name="P8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fo:letter-spacing="normal"/>
    </style:style>
    <style:style style:name="P9" style:family="paragraph" style:parent-style-name="Preformatted_20_Text">
      <style:paragraph-properties fo:margin-top="0cm" fo:margin-bottom="0cm" loext:contextual-spacing="true" fo:line-height="100%" fo:orphans="2" fo:widows="2"/>
    </style:style>
    <style:style style:name="P10" style:family="paragraph" style:parent-style-name="Preformatted_20_Text">
      <style:paragraph-properties fo:margin-top="0cm" fo:margin-bottom="0cm" loext:contextual-spacing="true" fo:line-height="100%" fo:orphans="2" fo:widows="2"/>
      <style:text-properties fo:color="#000000"/>
    </style:style>
    <style:style style:name="P11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000000" style:font-name="Roboto Mono" fo:font-size="10.5pt" fo:letter-spacing="normal" fo:font-style="normal" fo:font-weight="bold" officeooo:rsid="003818b0" officeooo:paragraph-rsid="003818b0" fo:background-color="#ffffff" style:font-size-asian="11pt" style:font-style-asian="normal" style:font-weight-asian="normal" style:font-size-complex="11pt"/>
    </style:style>
    <style:style style:name="P12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color="#000000"/>
    </style:style>
    <style:style style:name="P13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color="#000000" officeooo:paragraph-rsid="003e1aac"/>
    </style:style>
    <style:style style:name="P14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1" fo:font-size="14pt" fo:font-style="italic" style:text-underline-style="solid" style:text-underline-width="auto" style:text-underline-color="font-color" fo:font-weight="bold" officeooo:rsid="003cc053" officeooo:paragraph-rsid="003cc053" style:font-name-asian="Times New Roman" style:font-size-asian="14pt" style:language-asian="pt" style:country-asian="BR" style:font-style-asian="italic" style:font-weight-asian="bold" style:font-name-complex="Courier New2"/>
    </style:style>
    <style:style style:name="P15" style:family="paragraph">
      <loext:graphic-properties draw:fill="none"/>
    </style:style>
    <style:style style:name="P16" style:family="paragraph">
      <loext:graphic-properties draw:fill-color="#000000"/>
      <style:paragraph-properties fo:text-align="center"/>
    </style:style>
    <style:style style:name="P17" style:family="paragraph">
      <style:paragraph-properties fo:line-height="100%"/>
    </style:style>
    <style:style style:name="P18" style:family="paragraph">
      <loext:graphic-properties draw:fill="none" draw:fill-color="#ffffff"/>
      <style:text-properties fo:color="#000000"/>
    </style:style>
    <style:style style:name="P19" style:family="paragraph">
      <loext:graphic-properties draw:fill="solid" draw:fill-color="#000000"/>
      <style:text-properties style:font-name="Chilanka" fo:font-size="24pt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font-name="Courier New" fo:font-size="11pt" fo:letter-spacing="normal" fo:font-style="normal" style:text-underline-style="none" fo:font-weight="bold" officeooo:rsid="004ad26a" style:text-blinking="false" fo:background-color="#ffffff" loext:char-shading-value="0" style:font-size-asian="11pt" style:font-style-asian="normal" style:font-weight-asian="bold" style:font-size-complex="11pt"/>
    </style:style>
    <style:style style:name="T2" style:family="text">
      <style:text-properties fo:font-variant="normal" fo:text-transform="none" fo:color="#000000" style:font-name="Courier New" fo:font-size="11pt" fo:letter-spacing="normal" fo:font-style="normal" fo:font-weight="bold" fo:background-color="#ffffff" loext:char-shading-value="0" style:font-size-asian="11pt" style:font-style-asian="normal" style:font-weight-asian="bold" style:font-size-complex="11pt"/>
    </style:style>
    <style:style style:name="T3" style:family="text">
      <style:text-properties fo:font-variant="normal" fo:text-transform="none" style:font-name="Courier New" fo:font-size="11pt" fo:letter-spacing="normal" fo:font-style="normal" fo:font-weight="bold" fo:background-color="#ffffff" loext:char-shading-value="0" style:font-size-asian="11pt" style:font-style-asian="normal" style:font-weight-asian="bold" style:font-size-complex="11pt" style:font-weight-complex="bold"/>
    </style:style>
    <style:style style:name="T4" style:family="text">
      <style:text-properties fo:font-variant="normal" fo:text-transform="none" style:font-name="Courier New" fo:font-size="11pt" fo:letter-spacing="normal" fo:font-style="normal" fo:font-weight="normal" fo:background-color="#ffffff" loext:char-shading-value="0" style:font-size-asian="11pt" style:font-style-asian="normal" style:font-weight-asian="normal" style:font-size-complex="11pt"/>
    </style:style>
    <style:style style:name="T5" style:family="text">
      <style:text-properties fo:font-variant="normal" fo:text-transform="none" style:font-name="Roboto Mono" fo:font-size="10.5pt" fo:letter-spacing="normal" fo:font-style="normal" fo:font-weight="normal"/>
    </style:style>
    <style:style style:name="T6" style:family="text">
      <style:text-properties fo:font-variant="normal" fo:text-transform="none" style:font-name="Roboto Mono" fo:font-size="10.5pt" fo:letter-spacing="normal" fo:font-style="normal" fo:font-weight="normal" fo:background-color="#ffffff" loext:char-shading-value="0" style:font-size-asian="11pt" style:font-style-asian="normal" style:font-weight-asian="normal" style:font-size-complex="11pt"/>
    </style:style>
    <style:style style:name="T7" style:family="text">
      <style:text-properties fo:font-variant="normal" fo:text-transform="none" style:font-name="Roboto Mono" fo:font-size="10.5pt" fo:letter-spacing="normal" fo:font-style="normal" fo:font-weight="normal" officeooo:rsid="004ad26a" fo:background-color="#ffffff" loext:char-shading-value="0" style:font-size-asian="11pt" style:font-style-asian="normal" style:font-weight-asian="normal" style:font-size-complex="11pt"/>
    </style:style>
    <style:style style:name="T8" style:family="text">
      <style:text-properties fo:font-variant="normal" fo:text-transform="none" style:font-name="Roboto Mono" fo:font-size="10.5pt" fo:letter-spacing="normal" fo:font-style="normal" fo:font-weight="bold"/>
    </style:style>
    <style:style style:name="T9" style:family="text">
      <style:text-properties fo:font-variant="normal" fo:text-transform="none" style:font-name="Roboto Mono" fo:font-size="10.5pt" fo:letter-spacing="normal" fo:font-style="normal" fo:font-weight="bold" fo:background-color="#ffffff" loext:char-shading-value="0" style:font-size-asian="11pt" style:font-style-asian="normal" style:font-weight-asian="normal" style:font-size-complex="11pt"/>
    </style:style>
    <style:style style:name="T10" style:family="text">
      <style:text-properties fo:font-variant="normal" fo:text-transform="none" style:font-name="Roboto Mono" fo:font-size="10.5pt" fo:letter-spacing="normal" fo:font-style="normal" fo:font-weight="bold" officeooo:rsid="004ad26a" fo:background-color="#ffffff" loext:char-shading-value="0" style:font-size-asian="11pt" style:font-style-asian="normal" style:font-weight-asian="normal" style:font-size-complex="11pt"/>
    </style:style>
    <style:style style:name="T11" style:family="text">
      <style:text-properties fo:font-variant="normal" fo:text-transform="none" style:font-name="Roboto Mono" fo:font-size="10.5pt" fo:letter-spacing="normal" fo:font-style="normal" fo:font-weight="bold" officeooo:rsid="00431951"/>
    </style:style>
    <style:style style:name="T12" style:family="text">
      <style:text-properties fo:font-weight="bold"/>
    </style:style>
    <style:style style:name="T13" style:family="text">
      <style:text-properties fo:font-weight="bold" officeooo:rsid="00431951"/>
    </style:style>
    <style:style style:name="T14" style:family="text">
      <style:text-properties fo:font-weight="bold" officeooo:rsid="00431951" style:font-weight-asian="bold" style:font-weight-complex="bold"/>
    </style:style>
    <style:style style:name="T15" style:family="text">
      <style:text-properties fo:font-weight="bold" officeooo:rsid="00487b25" style:font-weight-asian="bold" style:font-weight-complex="bold"/>
    </style:style>
    <style:style style:name="T16" style:family="text">
      <style:text-properties fo:font-weight="bold" officeooo:rsid="00487b25"/>
    </style:style>
    <style:style style:name="T17" style:family="text">
      <style:text-properties style:font-name="Roboto Mono" fo:font-size="10.5pt" fo:font-style="normal" fo:font-weight="normal"/>
    </style:style>
    <style:style style:name="T18" style:family="text">
      <style:text-properties style:font-name="Roboto Mono" fo:font-size="10.5pt" fo:font-style="normal" fo:font-weight="bold"/>
    </style:style>
    <style:style style:name="T19" style:family="text">
      <style:text-properties style:font-name="Roboto Mono" fo:font-size="10.5pt" fo:font-style="normal" fo:font-weight="bold" officeooo:rsid="00431951"/>
    </style:style>
    <style:style style:name="T20" style:family="text">
      <style:text-properties style:font-name="Roboto Mono" fo:font-size="10.5pt" fo:font-style="normal" fo:font-weight="bold" officeooo:rsid="00487b25"/>
    </style:style>
    <style:style style:name="T21" style:family="text">
      <style:text-properties style:font-name="Roboto Mono" fo:font-size="10.5pt" fo:font-style="normal" fo:font-weight="bold" officeooo:rsid="00496a36"/>
    </style:style>
    <style:style style:name="T22" style:family="text">
      <style:text-properties officeooo:rsid="00431951"/>
    </style:style>
    <style:style style:name="T23" style:family="text">
      <style:text-properties fo:color="#000000" fo:font-size="12pt"/>
    </style:style>
    <style:style style:name="T24" style:family="text">
      <style:text-properties fo:color="#000000" style:font-name="Roboto Mono1" fo:font-size="10.5pt" fo:font-weight="bold" style:font-weight-asian="bold" style:font-name-complex="Roboto Mono1" style:font-weight-complex="bold"/>
    </style:style>
    <style:style style:name="T25" style:family="text">
      <style:text-properties fo:color="#000000" style:font-name="Roboto Mono1" fo:font-size="10.5pt" style:font-name-complex="Roboto Mono1"/>
    </style:style>
    <style:style style:name="T26" style:family="text">
      <style:text-properties style:font-name="Chilanka" fo:font-size="24pt"/>
    </style:style>
    <style:style style:name="gr1" style:family="graphic">
      <style:graphic-properties svg:stroke-color="#000000" draw:fill="none" draw:textarea-horizontal-align="justify" draw:textarea-vertical-align="middle" draw:auto-grow-height="false" fo:min-height="7.059cm" fo:min-width="9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none" draw:textarea-horizontal-align="justify" draw:textarea-vertical-align="middle" draw:auto-grow-height="false" fo:min-height="6.459cm" fo:min-width="9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24.6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5" style:family="graphic">
      <style:graphic-properties svg:stroke-color="#000000" draw:fill="none" draw:textarea-horizontal-align="justify" draw:textarea-vertical-align="middle" draw:auto-grow-height="false" fo:min-height="6.218cm" fo:min-width="9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826cm" fo:min-width="0.875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7" style:family="graphic">
      <style:graphic-properties draw:stroke="solid" svg:stroke-width="0.106cm" svg:stroke-color="#000000" draw:stroke-linejoin="round" draw:fill="none" draw:textarea-vertical-align="top" draw:auto-grow-height="false" fo:min-height="0.755cm" fo:min-width="0.572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draw:custom-shape text:anchor-type="paragraph" draw:z-index="0" draw:name="Figura1" draw:style-name="gr7" draw:text-style-name="P20" svg:width="1.514cm" svg:height="1.419cm" svg:x="17.764cm" svg:y="-0.277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" draw:style-name="gr6" draw:text-style-name="P19" svg:width="0.899cm" svg:height="0.851cm" svg:x="18.062cm" svg:y="0.005cm"><text:p><text:span text:style-name="T26">27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Extraordinário</text:p>
      <text:p text:style-name="P1"/>
      <text:p text:style-name="P2"><text:bookmark text:name="cifra_tom"/><text:span text:style-name="T2">Tom: </text:span><text:span text:style-name="Internet_20_link"><text:span text:style-name="T1">F</text:span></text:span></text:p>
      <text:p text:style-name="P3"><text:bookmark text:name="cifra_afi"/><text:bookmark text:name="cifra_capo"/></text:p>
      <text:p text:style-name="P13"><text:span text:style-name="T3">Intro </text:span><text:span text:style-name="T4">: <text:s/></text:span><text:span text:style-name="T9">Gm</text:span><text:span text:style-name="T6"> <text:s/></text:span><text:span text:style-name="T9">D#</text:span><text:span text:style-name="T6"> <text:s/></text:span><text:span text:style-name="T9">F</text:span><text:span text:style-name="T6"> <text:s/></text:span><text:span text:style-name="T7">(</text:span><text:span text:style-name="T9">Cm</text:span><text:span text:style-name="T6"> <text:s/></text:span><text:span text:style-name="T9">D</text:span><text:span text:style-name="T10">)</text:span><text:span text:style-name="T6"> <text:s/></text:span><text:span text:style-name="T9">G4</text:span><text:span text:style-name="T6"> <text:s/></text:span><text:span text:style-name="T9">G</text:span></text:p>
      <text:p text:style-name="P11"><draw:frame text:anchor-type="paragraph" draw:z-index="3" draw:name="Forma2" draw:style-name="gr4" draw:text-style-name="P18" svg:width="9.57cm" svg:height="24.695cm" svg:x="9.723cm" svg:y="0.284cm"><draw:text-box><text:p text:style-name="P17"><text:span text:style-name="T23"/></text:p><text:p text:style-name="P17"><text:span text:style-name="T24">G#m</text:span></text:p><text:p text:style-name="P17"><text:span text:style-name="T25">Absoluto, exaltado, Ele é Senhor</text:span></text:p><text:p text:style-name="P17"><text:span text:style-name="T24">E</text:span></text:p><text:p text:style-name="P17"><text:span text:style-name="T25">Leão imbatível, campeão de Judá</text:span></text:p><text:p text:style-name="P17"><text:span text:style-name="T24">F#</text:span></text:p><text:p text:style-name="P17"><text:span text:style-name="T25">Revelação perfeita, Santo de Israel</text:span></text:p><text:p text:style-name="P17"><text:span text:style-name="T23"><text:s text:c="2"/></text:span><text:span text:style-name="T24">D#9</text:span></text:p><text:p text:style-name="P17"><text:span text:style-name="T25">Em seu DNA tem os mistérios de Deus.</text:span></text:p><text:p text:style-name="P17"><text:span text:style-name="T24"/></text:p><text:p text:style-name="P17"><text:span text:style-name="T24">G#m</text:span></text:p><text:p text:style-name="P17"><text:span text:style-name="T25">O extraordinário dele não há defeitos</text:span></text:p><text:p text:style-name="P17"><text:span text:style-name="T23"><text:s/></text:span><text:span text:style-name="T24">E</text:span><text:span text:style-name="T25"> <text:s text:c="31"/></text:span></text:p><text:p text:style-name="P17"><text:span text:style-name="T25">Onipotente, indescritível, incomparável</text:span></text:p><text:p text:style-name="P17"><text:span text:style-name="T23"><text:s/></text:span><text:span text:style-name="T24">F#</text:span></text:p><text:p text:style-name="P17"><text:span text:style-name="T25">Desejado das nações, Príncipe do céu</text:span></text:p><text:p text:style-name="P17"><text:span text:style-name="T24">C#m7</text:span><text:span text:style-name="T25"> <text:s text:c="14"/></text:span><text:span text:style-name="T24">D#9</text:span></text:p><text:p text:style-name="P17"><text:span text:style-name="T25">Estrela da manhã, Emanuel...</text:span></text:p><text:p text:style-name="P17"><text:span text:style-name="T23"/></text:p><text:p text:style-name="P17"><text:span text:style-name="T23"><text:s text:c="4"/></text:span><text:span text:style-name="T24">G#m</text:span></text:p><text:p text:style-name="P17"><text:span text:style-name="T25">Adorai o Cordeiro de Deus</text:span></text:p><text:p text:style-name="P17"><text:span text:style-name="T23"><text:s text:c="6"/></text:span><text:span text:style-name="T24">E</text:span></text:p><text:p text:style-name="P17"><text:span text:style-name="T25">Exaltai o Cordeiro de Deus</text:span></text:p><text:p text:style-name="P17"><text:span text:style-name="T23"><text:s text:c="2"/></text:span><text:span text:style-name="T24">F#</text:span><text:span text:style-name="T25"> <text:s text:c="18"/></text:span></text:p><text:p text:style-name="P17"><text:span text:style-name="T25">Digno de abrir o Livro e desatar os selos</text:span></text:p><text:p text:style-name="P17"><text:span text:style-name="T23"><text:s text:c="2"/></text:span><text:span text:style-name="T24">D#9</text:span><text:span text:style-name="T25"> <text:s text:c="9"/></text:span></text:p><text:p text:style-name="P17"><text:span text:style-name="T25">Só Ele é. só Ele é.</text:span></text:p><text:p text:style-name="P17"><text:span text:style-name="T25"/></text:p><text:p text:style-name="P17"><text:span text:style-name="T23"><text:s text:c="2"/></text:span><text:span text:style-name="T24">G#m</text:span><text:span text:style-name="T25"> <text:s text:c="9"/></text:span></text:p><text:p text:style-name="P17"><text:span text:style-name="T25">Espírito Santo faz arder em mim</text:span></text:p><text:p text:style-name="P17"><text:span text:style-name="T23"><text:s/></text:span><text:span text:style-name="T24">E</text:span><text:span text:style-name="T25"> </text:span></text:p><text:p text:style-name="P17"><text:span text:style-name="T25">A presença de Jesus raiz de Davi</text:span></text:p><text:p text:style-name="P17"><text:span text:style-name="T24">F#</text:span><text:span text:style-name="T25"> <text:s text:c="25"/></text:span><text:span text:style-name="T24">D#9</text:span><text:span text:style-name="T25"> <text:s text:c="4"/></text:span><text:span text:style-name="T24">E4</text:span><text:span text:style-name="T25"> <text:s/></text:span><text:span text:style-name="T24">E</text:span></text:p><text:p text:style-name="P17"><text:span text:style-name="T25">Santo e tremendo, justo e fiel.</text:span></text:p><text:p text:style-name="P17"><text:span text:style-name="T23"/></text:p><text:p text:style-name="P17"><text:span text:style-name="T23"><text:s text:c="4"/></text:span><text:span text:style-name="T24">Am7</text:span></text:p><text:p text:style-name="P17"><text:span text:style-name="T25">Adorai o Cordeiro de Deus</text:span></text:p><text:p text:style-name="P17"><text:span text:style-name="T23"><text:s text:c="4"/></text:span><text:span text:style-name="T24">F</text:span></text:p><text:p text:style-name="P17"><text:span text:style-name="T25">Exaltai o Cordeiro de Deus</text:span></text:p><text:p text:style-name="P17"><text:span text:style-name="T23"><text:s text:c="4"/></text:span><text:span text:style-name="T24">G</text:span></text:p><text:p text:style-name="P17"><text:span text:style-name="T25">Digno de abrir o Livro e desatar os selos</text:span></text:p><text:p text:style-name="P17"><text:span text:style-name="T24">E</text:span><text:span text:style-name="T25"> <text:s text:c="10"/></text:span></text:p><text:p text:style-name="P17"><text:span text:style-name="T25">Só Ele é. só Ele é.</text:span></text:p><text:p text:style-name="P17"><text:span text:style-name="T23"><text:s/></text:span><text:span text:style-name="T24">Am7</text:span></text:p><text:p text:style-name="P17"><text:span text:style-name="T25">Espírito Santo faz arder em mim</text:span></text:p><text:p text:style-name="P17"><text:span text:style-name="T23"><text:s/></text:span><text:span text:style-name="T24">F</text:span></text:p><text:p text:style-name="P17"><text:span text:style-name="T25">A presença de Jesus raiz de Davi</text:span></text:p><text:p text:style-name="P17"><text:span text:style-name="T23"><text:s text:c="2"/></text:span><text:span text:style-name="T24">G</text:span><text:span text:style-name="T25"> <text:s text:c="24"/></text:span><text:span text:style-name="T24">Dm</text:span><text:span text:style-name="T25"> </text:span></text:p><text:p text:style-name="P17"><text:span text:style-name="T25">Santo e tremendo, justo e fiel</text:span></text:p><text:p text:style-name="P17"><text:span text:style-name="T25"/></text:p><text:p text:style-name="P17"><text:span text:style-name="T25"><text:s/></text:span><text:span text:style-name="T24">E</text:span><text:span text:style-name="T24"><text:tab/></text:span><text:span text:style-name="T24"><text:tab/></text:span><text:span text:style-name="T24"><text:tab/></text:span><text:span text:style-name="T24">Am7</text:span></text:p><text:p text:style-name="P17"><text:span text:style-name="T25">Justo e fiel</text:span></text:p><text:p text:style-name="P17"><text:span text:style-name="T25"/></text:p></draw:text-box></draw:frame></text:p>
      <text:p text:style-name="P7"><draw:line text:anchor-type="paragraph" draw:z-index="5" draw:name="Forma3" draw:style-name="gr2" draw:text-style-name="P16" svg:x1="9.41cm" svg:y1="0.166cm" svg:x2="9.41cm" svg:y2="24.264cm"><text:p/></draw:line></text:p>
      <text:p text:style-name="P10"><text:span text:style-name="T8"><text:s text:c="2"/></text:span><text:span text:style-name="T5"><text:s text:c="3"/></text:span><text:span text:style-name="T8">G</text:span><text:span text:style-name="T5"> <text:s text:c="10"/></text:span><text:span text:style-name="T8">Cm</text:span><text:span text:style-name="T11">7</text:span><text:span text:style-name="T5"> <text:s text:c="9"/></text:span><text:span text:style-name="T8">G</text:span></text:p>
      <text:p text:style-name="P5">Ele foi onde ninguém pisou, curou</text:p>
      <text:p text:style-name="P8"><text:s text:c="17"/><text:span text:style-name="T18">Cm</text:span><text:span text:style-name="T20">7</text:span><text:span text:style-name="T17"> <text:s/></text:span></text:p>
      <text:p text:style-name="P5">Quem o mundo esqueceu</text:p>
      <text:p text:style-name="P8"><text:s text:c="5"/><text:span text:style-name="T18">Em</text:span><text:span text:style-name="T17"> <text:s text:c="12"/></text:span><text:span text:style-name="T18">G/B</text:span></text:p>
      <text:p text:style-name="P5">Chorou lágrimas de um fiel,</text:p>
      <text:p text:style-name="P8"><text:s text:c="2"/><text:span text:style-name="T18">Cm</text:span><text:span text:style-name="T20">7</text:span><text:span text:style-name="T17"> <text:s text:c="8"/></text:span><text:span text:style-name="T18">D4</text:span><text:span text:style-name="T17"> <text:s/></text:span><text:span text:style-name="T18">D</text:span></text:p>
      <text:p text:style-name="P5">Moveu Terra e céu.</text:p>
      <text:p text:style-name="P8"><text:s text:c="5"/><text:span text:style-name="T18">G</text:span><text:span text:style-name="T17"> <text:s text:c="17"/></text:span><text:span text:style-name="T18">Cm</text:span><text:span text:style-name="T20">7</text:span></text:p>
      <text:p text:style-name="P5">Entrou na história da humanidade</text:p>
      <text:p text:style-name="P8"><text:s text:c="2"/><text:span text:style-name="T18">G</text:span><text:span text:style-name="T17"> <text:s text:c="15"/></text:span><text:span text:style-name="T18">Cm</text:span><text:span text:style-name="T20">7</text:span></text:p>
      <text:p text:style-name="P5">Foi um capítulo á parte.</text:p>
      <text:p text:style-name="P5"><text:span text:style-name="T12">Bm</text:span><text:span text:style-name="T16">7</text:span> <text:s text:c="8"/><text:span text:style-name="T14">C9 <text:s text:c="5"/></text:span><text:span text:style-name="T15">G/B</text:span> <text:s text:c="5"/><text:span text:style-name="T12">Am7</text:span></text:p>
      <text:p text:style-name="P5">Antes e depois, principio e fim</text:p>
      <text:p text:style-name="P8"><text:s text:c="11"/><text:span text:style-name="T18">G/B</text:span><text:span text:style-name="T17"> <text:s text:c="7"/></text:span><text:span text:style-name="T18">C</text:span><text:span text:style-name="T19">9</text:span></text:p>
      <text:p text:style-name="P5">Pedra de esquina angular</text:p>
      <text:p text:style-name="P8"><text:s text:c="10"/><text:span text:style-name="T18">D4</text:span><text:span text:style-name="T17"> <text:s text:c="3"/></text:span><text:span text:style-name="T18">D</text:span></text:p>
      <text:p text:style-name="P5">O único e verdadeiro</text:p>
      <text:p text:style-name="P5"><draw:custom-shape text:anchor-type="paragraph" draw:z-index="6" draw:name="Forma1" draw:style-name="gr1" draw:text-style-name="P15" svg:width="9.305cm" svg:height="7.06cm" svg:x="9.611cm" svg:y="0.307cm"><text:p/><draw:enhanced-geometry svg:viewBox="0 0 21600 21600" draw:type="rectangle" draw:enhanced-path="M 0 0 L 21600 0 21600 21600 0 21600 0 0 Z N"/></draw:custom-shape><text:span text:style-name="T12">C</text:span><text:span text:style-name="T13">9</text:span> <text:s text:c="4"/><text:span text:style-name="T12"><text:s/></text:span><text:s text:c="5"/><text:span text:style-name="T12">D4/F#</text:span> <text:s/><text:span text:style-name="T12">D/F#</text:span></text:p>
      <text:p text:style-name="P5">Ultimo e primeiro.</text:p>
      <text:p text:style-name="P10"/>
      <text:p text:style-name="P12"/>
      <text:p text:style-name="P7">Gm</text:p>
      <text:p text:style-name="P5">Pra pagar o preço pelos meus pecados</text:p>
      <text:p text:style-name="P5"><text:span text:style-name="T12">D#</text:span><text:span text:style-name="T16">9</text:span> <text:s text:c="31"/></text:p>
      <text:p text:style-name="P5">Foi traído, transpassado, crucificado</text:p>
      <text:p text:style-name="P8"><text:s text:c="4"/><text:span text:style-name="T18">F</text:span><text:span text:style-name="T17"> <text:s text:c="5"/></text:span><text:span text:style-name="T18"><text:s text:c="2"/></text:span><text:span text:style-name="T17"><text:s text:c="17"/></text:span><text:span text:style-name="T18">Cm</text:span><text:span text:style-name="T20">7</text:span></text:p>
      <text:p text:style-name="P5">O Rei despiu se da glória no corpo mortal</text:p>
      <text:p text:style-name="P8"><text:s text:c="7"/><text:span text:style-name="T18">D4</text:span><text:span text:style-name="T17"> <text:s text:c="8"/></text:span><text:span text:style-name="T18">D</text:span></text:p>
      <text:p text:style-name="P5">Pra me fazer imortal.</text:p>
      <text:p text:style-name="P10"/>
      <text:p text:style-name="P8"><text:s text:c="5"/><text:span text:style-name="T18">Gm</text:span></text:p>
      <text:p text:style-name="P5">Sua glória transcende o que é natural</text:p>
      <text:p text:style-name="P8"><text:s text:c="8"/><text:span text:style-name="T18">D#</text:span><text:span text:style-name="T20">9</text:span><text:span text:style-name="T17"> <text:s text:c="22"/></text:span></text:p>
      <text:p text:style-name="P5">Seus olhos têm fogo, consomem o mal</text:p>
      <text:p text:style-name="P8"><text:s text:c="9"/><text:span text:style-name="T18">F</text:span><text:span text:style-name="T17"> <text:s text:c="20"/></text:span></text:p>
      <text:p text:style-name="P6"><draw:custom-shape text:anchor-type="paragraph" draw:z-index="4" draw:name="Forma1" draw:style-name="gr3" draw:text-style-name="P15" svg:width="9.305cm" svg:height="6.46cm" svg:x="9.611cm" svg:y="0.37cm"><text:p/><draw:enhanced-geometry svg:viewBox="0 0 21600 21600" draw:type="rectangle" draw:enhanced-path="M 0 0 L 21600 0 21600 21600 0 21600 0 0 Z N"/></draw:custom-shape>E em Sua coxa está escrito que ele </text:p>
      <text:p text:style-name="P6">é Rei do reis</text:p>
      <text:p text:style-name="P8"><text:s text:c="2"/><text:span text:style-name="T18">D4</text:span><text:span text:style-name="T17"> <text:s text:c="14"/></text:span><text:span text:style-name="T18">D</text:span></text:p>
      <text:p text:style-name="P5">E Senhor dos senhores...</text:p>
      <text:p text:style-name="P10"><draw:custom-shape text:anchor-type="paragraph" draw:z-index="2" draw:name="Forma1" draw:style-name="gr5" draw:text-style-name="P15" svg:width="9.305cm" svg:height="6.218cm" svg:x="-0.134cm" svg:y="0.236cm"><text:p/><draw:enhanced-geometry svg:viewBox="0 0 21600 21600" draw:type="rectangle" draw:enhanced-path="M 0 0 L 21600 0 21600 21600 0 21600 0 0 Z N"/></draw:custom-shape></text:p>
      <text:p text:style-name="P8"><text:s text:c="3"/><text:span text:style-name="T18">Gm</text:span></text:p>
      <text:p text:style-name="P5">Adorai o Cordeiro de Deus</text:p>
      <text:p text:style-name="P8"><text:s text:c="2"/><text:span text:style-name="T18">D#</text:span><text:span text:style-name="T20">9</text:span></text:p>
      <text:p text:style-name="P5">Exaltai o Cordeiro de Deus</text:p>
      <text:p text:style-name="P8"><text:s/><text:span text:style-name="T18">F</text:span></text:p>
      <text:p text:style-name="P5">Digno de abrir o Livro e desatar os selos</text:p>
      <text:p text:style-name="P8"><text:s/><text:span text:style-name="T18">D4<text:tab/><text:tab/></text:span><text:span text:style-name="T21">D</text:span></text:p>
      <text:p text:style-name="P5">Só Ele é, só Ele é.</text:p>
      <text:p text:style-name="P7">Gm</text:p>
      <text:p text:style-name="P5">Espírito Santo faz arder em mim</text:p>
      <text:p text:style-name="P8"><text:s/><text:span text:style-name="T18">D#</text:span><text:span text:style-name="T20">9</text:span></text:p>
      <text:p text:style-name="P5">A presença de Jesus raiz de Davi</text:p>
      <text:p text:style-name="P8"><text:s/><text:span text:style-name="T18">F</text:span><text:span text:style-name="T17"> <text:s text:c="24"/></text:span><text:span text:style-name="T18">D4</text:span><text:span text:style-name="T17"> <text:s/></text:span><text:span text:style-name="T18">D</text:span></text:p>
      <text:p text:style-name="P5">Santo e tremendo, justo e fiel.</text:p>
      <text:p text:style-name="P10"/>
      <text:p text:style-name="P5"><text:span text:style-name="T22">Instrumental:</text:span> <text:span text:style-name="T12">G#m</text:span> <text:s text:c="2"/><text:span text:style-name="T12">C#m</text:span><text:span text:style-name="T16">7</text:span> <text:s text:c="3"/><text:span text:style-name="T12">D#4</text:span> <text:s text:c="2"/><text:span text:style-name="T12">D#</text:span><text:span text:style-name="T16">9</text:span> </text:p>
      <text:p text:style-name="P9"/>
      <text:p text:style-name="P9"/>
      <text:p text:style-name="P9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Roboto Mono1" svg:font-family="'Roboto Mono', 'Courier New'"/>
    <style:font-face style:name="Roboto Mono" svg:font-family="'Roboto Mono', 'Courier New', Courier, monospace"/>
    <style:font-face style:name="Courier New" svg:font-family="'Courier New'" style:font-family-generic="modern" style:font-pitch="fixed"/>
    <style:font-face style:name="Calibri1" svg:font-family="Calibri" style:font-pitch="variable"/>
    <style:font-face style:name="DejaVu Sans1" svg:font-family="'DejaVu Sans'" style:font-pitch="variable"/>
    <style:font-face style:name="Roboto Mono2" svg:font-family="'Roboto Mono', 'Courier New'" style:font-pitch="variable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1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Calibri2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30" svg:d="M10 0l-10 30h20z"/>
    <draw:marker draw:name="Arrowhead_20_1" draw:display-name="Arrowhead 1" svg:viewBox="0 0 1122 2243" svg:d="M0 2108v17 17l12 42 30 34 38 21 43 4 29-8 30-21 25-26 13-34 343-1532 339 1520 13 42 29 34 39 21 42 4 42-12 34-30 21-42v-39-12l-4 4-440-1998-9-42-25-39-38-25-43-8-42 8-38 25-26 39-8 42z"/>
    <draw:marker draw:name="Arrowhead_20_2" draw:display-name="Arrowhead 2" svg:viewBox="0 0 10 15" svg:d="M10 0zM5 0l-5 15h5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2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2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2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2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Pré-formatação_20_HTML_20_Char" style:display-name="Pré-formatação HTML Char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nt" style:family="text" style:parent-style-name="Default_20_Paragraph_20_Font"/>
    <style:style style:name="teads-ui-components-credits-colored" style:family="text" style:parent-style-name="Default_20_Paragraph_20_Font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font-name="Chilanka" fo:font-family="Chilanka" style:font-family-generic="roman" style:font-pitch="variable" fo:font-size="11pt" fo:letter-spacing="normal" fo:font-style="normal" style:text-underline-style="none" fo:font-weight="bold" style:text-blinking="false" style:font-size-asian="11pt" style:font-style-asian="normal" style:font-weight-asian="bold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26cm" fo:margin-bottom="0.259cm" fo:margin-left="1cm" fo:margin-right="1.247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0-08-18T15:48:00</meta:creation-date>
    <meta:initial-creator>Arthur</meta:initial-creator>
    <dc:language>pt-BR</dc:language>
    <meta:print-date>2015-02-14T18:13:00</meta:print-date>
    <dc:date>2020-04-02T19:29:40.495000000</dc:date>
    <meta:editing-cycles>68</meta:editing-cycles>
    <meta:editing-duration>P2DT10H5M47S</meta:editing-duration>
    <meta:generator>LibreOffice/6.3.4.2$Windows_X86_64 LibreOffice_project/60da17e045e08f1793c57c00ba83cdfce946d0aa</meta:generator>
    <meta:document-statistic meta:table-count="0" meta:image-count="0" meta:object-count="0" meta:page-count="1" meta:paragraph-count="55" meta:word-count="206" meta:character-count="1302" meta:non-whitespace-character-count="77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